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Discovery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iscovery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Discovery.addEventBundle( EventBundle event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Discovery.getEventBund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